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Bookman, 'Bookman Old Style'" svg:font-family="Bookman, 'Bookman Old Style'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="0.0138in" style:shadow="none" fo:text-align="center"/>
      <style:text-properties style:font-name-asian="Arial" fo:font-weight="bold" style:font-weight-asian="bold" style:font-weight-complex="bold" fo:font-size="24pt" style:font-size-asian="24pt"/>
    </style:style>
    <style:style style:name="P2" style:parent-style-name="Standard" style:family="paragraph">
      <style:paragraph-properties fo:border="0.0034in solid #000000" fo:padding="0.0138in" style:shadow="none" fo:text-align="center"/>
    </style:style>
    <style:style style:name="T3" style:parent-style-name="Fuentedepárrafopredeter." style:family="text">
      <style:text-properties style:font-name-asian="Arial" fo:font-weight="bold" style:font-weight-asian="bold" style:font-weight-complex="bold" fo:font-size="24pt" style:font-size-asian="24pt" fo:language="eu" fo:country="ES"/>
    </style:style>
    <style:style style:name="P4" style:parent-style-name="introtema" style:family="paragraph">
      <style:paragraph-properties fo:text-indent="0.0152in"/>
    </style:style>
    <style:style style:name="T5" style:parent-style-name="Fuentedepárrafopredeter." style:family="text">
      <style:text-properties fo:font-weight="bold" style:font-weight-asian="bold" style:font-weight-complex="bold" fo:language="eu" fo:country="ES"/>
    </style:style>
    <style:style style:name="T6" style:parent-style-name="Fuentedepárrafopredeter." style:family="text">
      <style:text-properties fo:language="eu" fo:country="ES"/>
    </style:style>
    <style:style style:name="T7" style:parent-style-name="Fuentedepárrafopredeter." style:family="text">
      <style:text-properties fo:font-weight="bold" style:font-weight-asian="bold" style:font-weight-complex="bold" fo:language="eu" fo:country="ES"/>
    </style:style>
    <style:style style:name="T8" style:parent-style-name="Fuentedepárrafopredeter." style:family="text">
      <style:text-properties fo:language="eu" fo:country="ES"/>
    </style:style>
    <style:style style:name="P9" style:parent-style-name="Standard" style:family="paragraph">
      <style:text-properties fo:language="eu" fo:country="ES"/>
    </style:style>
    <style:style style:name="P10" style:parent-style-name="Standard" style:family="paragraph">
      <style:text-properties fo:language="eu" fo:country="ES"/>
    </style:style>
    <style:style style:name="P11" style:parent-style-name="Standard" style:list-style-name="WWNum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u" fo:country="ES"/>
    </style:style>
    <style:style style:name="P12" style:parent-style-name="Standard" style:family="paragraph">
      <style:text-properties fo:language="eu" fo:country="ES"/>
    </style:style>
    <style:style style:name="T13" style:parent-style-name="Fuentedepárrafopredeter." style:family="text">
      <style:text-properties fo:font-weight="bold" style:font-weight-asian="bold" style:font-weight-complex="bold" fo:language="eu" fo:country="ES"/>
    </style:style>
    <style:style style:name="T14" style:parent-style-name="Fuentedepárrafopredeter." style:family="text">
      <style:text-properties fo:language="eu" fo:country="ES"/>
    </style:style>
    <style:style style:name="T15" style:parent-style-name="Fuentedepárrafopredeter." style:family="text">
      <style:text-properties fo:language="eu" fo:country="ES"/>
    </style:style>
    <style:style style:name="P16" style:parent-style-name="Standard" style:family="paragraph">
      <style:text-properties fo:language="eu" fo:country="ES"/>
    </style:style>
    <style:style style:name="P17" style:parent-style-name="Standard" style:family="paragraph">
      <style:text-properties fo:language="eu" fo:country="ES"/>
    </style:style>
    <style:style style:name="P18" style:parent-style-name="Standard" style:list-style-name="WWNum1" style:family="paragraph">
      <style:text-properties fo:language="eu" fo:country="ES"/>
    </style:style>
    <style:style style:name="P19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0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1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2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3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4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5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6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7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8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9" style:parent-style-name="Standard" style:list-style-name="WWNum1" style:family="paragraph"/>
    <style:style style:name="T30" style:parent-style-name="Fuentedepárrafopredeter." style:family="text">
      <style:text-properties fo:language="eu" fo:country="ES"/>
    </style:style>
    <style:style style:name="T31" style:parent-style-name="Ref.denotaalpie" style:family="text">
      <style:text-properties fo:language="eu" fo:country="ES"/>
    </style:style>
    <style:style style:name="P32" style:parent-style-name="Standard" style:family="paragraph">
      <style:text-properties fo:language="eu" fo:country="ES"/>
    </style:style>
    <style:style style:name="TableColumn34" style:family="table-column">
      <style:table-column-properties style:column-width="1.5791in" style:use-optimal-column-width="false"/>
    </style:style>
    <style:style style:name="TableColumn35" style:family="table-column">
      <style:table-column-properties style:column-width="1.5666in" style:use-optimal-column-width="false"/>
    </style:style>
    <style:style style:name="TableColumn36" style:family="table-column">
      <style:table-column-properties style:column-width="1.5923in" style:use-optimal-column-width="false"/>
    </style:style>
    <style:style style:name="TableColumn37" style:family="table-column">
      <style:table-column-properties style:column-width="1.5847in" style:use-optimal-column-width="false"/>
    </style:style>
    <style:style style:name="Table33" style:family="table">
      <style:table-properties style:width="6.3229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99" style:parent-style-name="Standard" style:family="paragraph">
      <style:text-properties fo:language="eu" fo:country="ES"/>
    </style:style>
    <style:style style:name="P100" style:parent-style-name="Standard" style:family="paragraph">
      <style:text-properties fo:language="eu" fo:country="ES"/>
    </style:style>
    <style:style style:name="P101" style:parent-style-name="Standard" style:list-style-name="WWNum1" style:family="paragraph">
      <style:text-properties fo:language="eu" fo:country="ES"/>
    </style:style>
    <style:style style:name="P102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03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04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05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06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07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08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09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10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11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12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13" style:parent-style-name="Standard" style:family="paragraph">
      <style:paragraph-properties fo:margin-left="0.75in">
        <style:tab-stops/>
      </style:paragraph-properties>
      <style:text-properties fo:language="eu" fo:country="ES"/>
    </style:style>
    <style:style style:name="P114" style:parent-style-name="Standard" style:list-style-name="WWNum1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eu" fo:country="ES"/>
    </style:style>
    <style:style style:name="P115" style:parent-style-name="Standard" style:family="paragraph">
      <style:text-properties fo:language="eu" fo:country="ES"/>
    </style:style>
    <style:style style:name="T116" style:parent-style-name="Fuentedepárrafopredeter." style:family="text">
      <style:text-properties fo:language="eu" fo:country="ES"/>
    </style:style>
    <style:style style:name="T117" style:parent-style-name="Fuentedepárrafopredeter." style:family="text">
      <style:text-properties fo:font-weight="bold" style:font-weight-asian="bold" style:font-weight-complex="bold" fo:language="eu" fo:country="ES"/>
    </style:style>
    <style:style style:name="T118" style:parent-style-name="Fuentedepárrafopredeter." style:family="text">
      <style:text-properties fo:font-weight="bold" style:font-weight-asian="bold" style:font-weight-complex="bold" fo:language="eu" fo:country="ES"/>
    </style:style>
    <style:style style:name="T119" style:parent-style-name="Fuentedepárrafopredeter." style:family="text">
      <style:text-properties fo:language="eu" fo:country="ES"/>
    </style:style>
    <style:style style:name="P120" style:parent-style-name="Standard" style:family="paragraph">
      <style:text-properties fo:language="eu" fo:country="ES"/>
    </style:style>
    <style:style style:name="P121" style:parent-style-name="Standard" style:list-style-name="WWNum1" style:family="paragraph">
      <style:text-properties fo:language="eu" fo:country="ES"/>
    </style:style>
    <style:style style:name="P122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123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124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125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126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127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128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129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130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131" style:parent-style-name="Standard" style:list-style-name="WWNum2" style:family="paragraph"/>
    <style:style style:name="T132" style:parent-style-name="Fuentedepárrafopredeter." style:family="text">
      <style:text-properties fo:language="eu" fo:country="ES"/>
    </style:style>
    <style:style style:name="T133" style:parent-style-name="Ref.denotaalpie" style:family="text">
      <style:text-properties fo:language="eu" fo:country="ES"/>
    </style:style>
    <style:style style:name="TableColumn135" style:family="table-column">
      <style:table-column-properties style:column-width="1.5791in" style:use-optimal-column-width="false"/>
    </style:style>
    <style:style style:name="TableColumn136" style:family="table-column">
      <style:table-column-properties style:column-width="1.5798in" style:use-optimal-column-width="false"/>
    </style:style>
    <style:style style:name="TableColumn137" style:family="table-column">
      <style:table-column-properties style:column-width="1.5798in" style:use-optimal-column-width="false"/>
    </style:style>
    <style:style style:name="TableColumn138" style:family="table-column">
      <style:table-column-properties style:column-width="1.5798in" style:use-optimal-column-width="false"/>
    </style:style>
    <style:style style:name="Table134" style:family="table">
      <style:table-properties style:width="6.3187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7" style:family="table-cell">
      <style:table-cell-properties fo:border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7" style:family="table-cell">
      <style:table-cell-properties fo:border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2" style:family="table-cell">
      <style:table-cell-properties fo:border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7" style:family="table-cell">
      <style:table-cell-properties fo:border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2" style:family="table-cell">
      <style:table-cell-properties fo:border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7" style:family="table-cell">
      <style:table-cell-properties fo:border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92" style:family="table-cell">
      <style:table-cell-properties fo:border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97" style:family="table-cell">
      <style:table-cell-properties fo:border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Standard" style:family="paragraph">
      <style:text-properties fo:language="eu" fo:country="ES"/>
    </style:style>
    <style:style style:name="P200" style:parent-style-name="Standard" style:family="paragraph">
      <style:text-properties fo:language="eu" fo:country="ES"/>
    </style:style>
    <style:style style:name="P201" style:parent-style-name="Standard" style:family="paragraph">
      <style:text-properties fo:language="eu" fo:country="ES"/>
    </style:style>
    <style:style style:name="P202" style:parent-style-name="Standard" style:family="paragraph">
      <style:text-properties fo:language="eu" fo:country="ES"/>
    </style:style>
    <style:style style:name="P203" style:parent-style-name="Standard" style:family="paragraph">
      <style:text-properties fo:language="eu" fo:country="ES"/>
    </style:style>
    <style:style style:name="P204" style:parent-style-name="Standard" style:family="paragraph">
      <style:text-properties fo:language="eu" fo:country="ES"/>
    </style:style>
    <style:style style:name="P205" style:parent-style-name="Standard" style:family="paragraph">
      <style:text-properties fo:language="eu" fo:country="ES"/>
    </style:style>
    <style:style style:name="P206" style:parent-style-name="Standard" style:family="paragraph">
      <style:text-properties fo:language="eu" fo:country="ES"/>
    </style:style>
    <style:style style:name="P207" style:parent-style-name="Standard" style:family="paragraph">
      <style:text-properties fo:language="eu" fo:country="ES"/>
    </style:style>
    <style:style style:name="P208" style:parent-style-name="Standard" style:family="paragraph">
      <style:text-properties fo:language="eu" fo:country="ES"/>
    </style:style>
    <style:style style:name="P209" style:parent-style-name="Standard" style:family="paragraph">
      <style:text-properties fo:language="eu" fo:country="ES"/>
    </style:style>
    <style:style style:name="P210" style:parent-style-name="Standard" style:list-style-name="WWNum2" style:family="paragraph">
      <style:text-properties fo:language="eu" fo:country="ES"/>
    </style:style>
    <style:style style:name="P211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12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13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14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15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16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17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18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19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20" style:parent-style-name="Standard" style:family="paragraph">
      <style:text-properties fo:language="eu" fo:country="ES"/>
    </style:style>
    <style:style style:name="P221" style:parent-style-name="Standard" style:family="paragraph">
      <style:text-properties fo:language="eu" fo:country="ES"/>
    </style:style>
    <style:style style:name="P222" style:parent-style-name="Standard" style:family="paragraph">
      <style:text-properties fo:language="eu" fo:country="ES"/>
    </style:style>
    <style:style style:name="P223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24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25" style:parent-style-name="Standard" style:family="paragraph">
      <style:paragraph-properties fo:break-before="page" fo:margin-left="0.7083in" fo:text-indent="-0.196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 fo:language="eu" fo:country="ES"/>
    </style:style>
    <style:style style:name="P226" style:parent-style-name="Standard" style:list-style-name="WWNum2" style:family="paragraph">
      <style:paragraph-properties fo:margin-left="0.7083in" fo:text-indent="-0.196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 fo:language="eu" fo:country="ES"/>
    </style:style>
    <style:style style:name="P227" style:parent-style-name="Standard" style:family="paragraph">
      <style:paragraph-properties fo:margin-left="0.3541in">
        <style:tab-stops/>
      </style:paragraph-properties>
    </style:style>
    <style:style style:name="P228" style:parent-style-name="Standard" style:family="paragraph">
      <style:paragraph-properties fo:margin-left="0.0784in">
        <style:tab-stops/>
      </style:paragraph-properties>
    </style:style>
    <style:style style:name="T229" style:parent-style-name="Fuentedepárrafopredeter." style:family="text">
      <style:text-properties fo:font-weight="bold" style:font-weight-asian="bold" style:font-weight-complex="bold" fo:language="eu" fo:country="ES"/>
    </style:style>
    <style:style style:name="T230" style:parent-style-name="Fuentedepárrafopredeter." style:family="text">
      <style:text-properties fo:language="eu" fo:country="ES"/>
    </style:style>
    <style:style style:name="P231" style:parent-style-name="Standard" style:family="paragraph">
      <style:text-properties fo:language="eu" fo:country="ES"/>
    </style:style>
    <style:style style:name="P232" style:parent-style-name="Standard" style:list-style-name="WWNum1" style:family="paragraph">
      <style:text-properties fo:language="eu" fo:country="ES"/>
    </style:style>
    <style:style style:name="P233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34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35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36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37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38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39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40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41" style:parent-style-name="Standard" style:family="paragraph">
      <style:paragraph-properties fo:margin-left="0.7875in" fo:text-indent="-0.2361in">
        <style:tab-stops/>
      </style:paragraph-properties>
    </style:style>
    <style:style style:name="P242" style:parent-style-name="Standard" style:list-style-name="WWNum1" style:family="paragraph"/>
    <style:style style:name="T243" style:parent-style-name="Fuentedepárrafopredeter." style:family="text">
      <style:text-properties fo:language="eu" fo:country="ES"/>
    </style:style>
    <style:style style:name="T244" style:parent-style-name="Ref.denotaalpie" style:family="text">
      <style:text-properties fo:language="eu" fo:country="ES"/>
    </style:style>
    <style:style style:name="P245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TableColumn247" style:family="table-column">
      <style:table-column-properties style:column-width="1.2631in" style:use-optimal-column-width="false"/>
    </style:style>
    <style:style style:name="TableColumn248" style:family="table-column">
      <style:table-column-properties style:column-width="1.2638in" style:use-optimal-column-width="false"/>
    </style:style>
    <style:style style:name="TableColumn249" style:family="table-column">
      <style:table-column-properties style:column-width="1.2638in" style:use-optimal-column-width="false"/>
    </style:style>
    <style:style style:name="TableColumn250" style:family="table-column">
      <style:table-column-properties style:column-width="1.2638in" style:use-optimal-column-width="false"/>
    </style:style>
    <style:style style:name="TableColumn251" style:family="table-column">
      <style:table-column-properties style:column-width="1.2638in" style:use-optimal-column-width="false"/>
    </style:style>
    <style:style style:name="Table246" style:family="table">
      <style:table-properties style:width="6.3187in" fo:margin-left="0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256" style:family="table-cell">
      <style:table-cell-properties fo:border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62" style:family="table-cell">
      <style:table-cell-properties fo:border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68" style:family="table-cell">
      <style:table-cell-properties fo:border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4" style:family="table-cell">
      <style:table-cell-properties fo:border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80" style:family="table-cell">
      <style:table-cell-properties fo:border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86" style:family="table-cell">
      <style:table-cell-properties fo:border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92" style:family="table-cell">
      <style:table-cell-properties fo:border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98" style:family="table-cell">
      <style:table-cell-properties fo:border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04" style:family="table-cell">
      <style:table-cell-properties fo:border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0" style:family="table-cell">
      <style:table-cell-properties fo:border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6" style:family="table-cell">
      <style:table-cell-properties fo:border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22" style:family="table-cell">
      <style:table-cell-properties fo:border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Standard" style:list-style-name="WWNum1" style:family="paragraph">
      <style:paragraph-properties fo:margin-left="0.5118in" fo:text-indent="0.2361in">
        <style:tab-stops/>
      </style:paragraph-properties>
      <style:text-properties fo:language="eu" fo:country="ES"/>
    </style:style>
    <style:style style:name="P325" style:parent-style-name="Standard" style:family="paragraph">
      <style:text-properties fo:language="eu" fo:country="ES"/>
    </style:style>
    <style:style style:name="P326" style:parent-style-name="Standard" style:family="paragraph">
      <style:text-properties fo:language="eu" fo:country="ES"/>
    </style:style>
    <style:style style:name="P327" style:parent-style-name="Standard" style:family="paragraph">
      <style:text-properties fo:language="eu" fo:country="ES"/>
    </style:style>
    <style:style style:name="P328" style:parent-style-name="Standard" style:family="paragraph">
      <style:text-properties fo:language="eu" fo:country="ES"/>
    </style:style>
    <style:style style:name="P329" style:parent-style-name="Standard" style:family="paragraph">
      <style:text-properties fo:language="eu" fo:country="ES"/>
    </style:style>
    <style:style style:name="P330" style:parent-style-name="Standard" style:family="paragraph">
      <style:text-properties fo:language="eu" fo:country="ES"/>
    </style:style>
    <style:style style:name="P331" style:parent-style-name="Standard" style:family="paragraph">
      <style:text-properties fo:language="eu" fo:country="ES"/>
    </style:style>
    <style:style style:name="P332" style:parent-style-name="Standard" style:family="paragraph">
      <style:text-properties fo:language="eu" fo:country="ES"/>
    </style:style>
    <style:style style:name="P333" style:parent-style-name="Standard" style:family="paragraph">
      <style:text-properties fo:language="eu" fo:country="ES"/>
    </style:style>
    <style:style style:name="P334" style:parent-style-name="Standard" style:family="paragraph">
      <style:text-properties fo:language="eu" fo:country="ES"/>
    </style:style>
    <style:style style:name="P335" style:parent-style-name="Standard" style:family="paragraph">
      <style:text-properties fo:language="eu" fo:country="ES"/>
    </style:style>
    <style:style style:name="P336" style:parent-style-name="Standard" style:family="paragraph">
      <style:text-properties fo:language="eu" fo:country="ES"/>
    </style:style>
    <style:style style:name="P337" style:parent-style-name="Standard" style:family="paragraph">
      <style:text-properties fo:language="eu" fo:country="ES"/>
    </style:style>
    <style:style style:name="P338" style:parent-style-name="Standard" style:family="paragraph">
      <style:text-properties fo:language="eu" fo:country="ES"/>
    </style:style>
    <style:style style:name="P339" style:parent-style-name="Standard" style:family="paragraph">
      <style:text-properties fo:language="eu" fo:country="ES"/>
    </style:style>
    <style:style style:name="P340" style:parent-style-name="Standard" style:family="paragraph">
      <style:text-properties fo:language="eu" fo:country="ES"/>
    </style:style>
    <style:style style:name="P341" style:parent-style-name="Standard" style:family="paragraph">
      <style:text-properties fo:language="eu" fo:country="ES"/>
    </style:style>
    <style:style style:name="P342" style:parent-style-name="Standard" style:family="paragraph">
      <style:text-properties fo:language="eu" fo:country="ES"/>
    </style:style>
    <style:style style:name="P343" style:parent-style-name="Standard" style:family="paragraph">
      <style:text-properties fo:language="eu" fo:country="ES"/>
    </style:style>
    <style:style style:name="P344" style:parent-style-name="Standard" style:family="paragraph">
      <style:text-properties fo:language="eu" fo:country="ES"/>
    </style:style>
    <style:style style:name="P345" style:parent-style-name="Standard" style:family="paragraph">
      <style:text-properties fo:language="eu" fo:country="ES"/>
    </style:style>
    <style:style style:name="P346" style:parent-style-name="Standard" style:family="paragraph">
      <style:paragraph-properties fo:text-indent="0.4916in"/>
      <style:text-properties fo:language="eu" fo:country="ES"/>
    </style:style>
    <style:style style:name="P347" style:parent-style-name="Standard" style:family="paragraph">
      <style:text-properties fo:language="eu" fo:country="ES"/>
    </style:style>
    <style:style style:name="P348" style:parent-style-name="Standard" style:family="paragraph">
      <style:text-properties fo:language="eu" fo:country="ES"/>
    </style:style>
    <style:style style:name="P349" style:parent-style-name="Standard" style:family="paragraph">
      <style:text-properties fo:language="eu" fo:country="ES"/>
    </style:style>
    <style:style style:name="P350" style:parent-style-name="Standard" style:family="paragraph">
      <style:text-properties fo:language="eu" fo:country="ES"/>
    </style:style>
    <style:style style:name="P351" style:parent-style-name="Standard" style:family="paragraph">
      <style:text-properties fo:language="eu" fo:country="ES"/>
    </style:style>
    <style:style style:name="P352" style:parent-style-name="Standard" style:family="paragraph">
      <style:paragraph-properties fo:margin-left="0.2333in">
        <style:tab-stops/>
      </style:paragraph-properties>
      <style:text-properties fo:language="eu" fo:country="ES"/>
    </style:style>
    <style:style style:name="P353" style:parent-style-name="Standard" style:family="paragraph">
      <style:text-properties fo:language="eu" fo:country="ES"/>
    </style:style>
  </office:automatic-styles>
  <office:body>
    <office:text text:use-soft-page-breaks="true">
      <text:p text:style-name="P1">Oinarrizko Programazioa</text:p>
      <text:p text:style-name="P2"><text:span text:style-name="T3">1. laborategia. Erazagupena eta Esleipena</text:span></text:p>
      <text:p text:style-name="P4"><text:span text:style-name="T5">Izena</text:span><text:span text:style-name="T6">:________LUCIA_______________________</text:span><text:span text:style-name="T7">Data</text:span><text:span text:style-name="T8">:___2023/09/15______</text:span></text:p>
      <text:p text:style-name="P9"/>
      <text:p text:style-name="P10"/>
      <text:list text:style-name="WWNum1">
        <text:list-item text:start-value="1">
          <text:p text:style-name="P11">Ariketa</text:p>
        </text:list-item>
      </text:list>
      <text:p text:style-name="P12"/>
      <text:p text:style-name="Standard"><text:span text:style-name="T13">Elkar-trukatu:<text:s/></text:span><text:span text:style-name="T14">Erabiltzaileari eskatu 0 baino handiagoak diren 2 osoko balio. Gure<text:s/></text:span><text:span text:style-name="T15">helburua zenbaki horiek elkar trukatuko dituen algoritmo bat diseinatzean datza. Hau da, pantailan agertu beharko litzaiguke lehenengoz erabiltzaileak sartutako bigarren balioa eta gero erabiltzaileak sartutako lehenengo balioa.</text:span></text:p>
      <text:p text:style-name="P16"/>
      <text:p text:style-name="P17"/>
      <text:list text:style-name="WWNum1" text:continue-numbering="true">
        <text:list-item>
          <text:list>
            <text:list-item>
              <text:p text:style-name="P18">Espezifikazioa</text:p>
            </text:list-item>
          </text:list>
        </text:list-item>
      </text:list>
      <text:p text:style-name="P19">Enuntziatua anbiguoa al da?</text:p>
      <text:p text:style-name="P20"/>
      <text:p text:style-name="P21">Bete</text:p>
      <text:p text:style-name="P22">Sarrera: 2 balio.</text:p>
      <text:p text:style-name="P23">Aurre_baldintza: 0 baino handiagoak diren 2 zenbaki oso.</text:p>
      <text:p text:style-name="P24"/>
      <text:p text:style-name="P25">Irteera: 2 balio.</text:p>
      <text:p text:style-name="P26">Post_baldintza: Pantailan agertu behar dira lehenengoz erabiltzaileak sartutako bigarren balioa eta gero erabiltzaileak sartutako lehenengo balioa.</text:p>
      <text:p text:style-name="P27"/>
      <text:p text:style-name="P28"/>
      <text:list text:style-name="WWNum1" text:continue-numbering="true">
        <text:list-item>
          <text:list>
            <text:list-item>
              <text:p text:style-name="P29"><text:span text:style-name="T30">Proba kasuak</text:span><text:span text:style-name="T31"><text:note text:note-class="footnote" text:id="_ftn0"><text:note-citation>1</text:note-citation><text:note-body><text:p text:style-name="Footnote"><text:s/>Taula honen lerro kopuruak ez du erlazio zuzenik proba-kasuen kopuruarekin</text:p></text:note-body></text:note></text:span></text:p>
            </text:list-item>
          </text:list>
        </text:list-item>
      </text:list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TableContents">Zenb1</text:p>
          </table:table-cell>
          <table:table-cell table:style-name="TableCell40">
            <text:p text:style-name="TableContents">Zenb2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>Pantaila</text:p>
          </table:table-cell>
        </table:table-row>
        <table:table-row table:style-name="TableRow43">
          <table:table-cell table:style-name="TableCell44">
            <text:p text:style-name="TableContents">2</text:p>
          </table:table-cell>
          <table:table-cell table:style-name="TableCell45">
            <text:p text:style-name="TableContents">3</text:p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>3,2</text:p>
          </table:table-cell>
        </table:table-row>
        <table:table-row table:style-name="TableRow48">
          <table:table-cell table:style-name="TableCell49">
            <text:p text:style-name="TableContents">2</text:p>
          </table:table-cell>
          <table:table-cell table:style-name="TableCell50">
            <text:p text:style-name="TableContents">2</text:p>
          </table:table-cell>
          <table:table-cell table:style-name="TableCell51">
            <text:p text:style-name="TableContents"/>
          </table:table-cell>
          <table:table-cell table:style-name="TableCell52">
            <text:p text:style-name="TableContents">2,2</text:p>
          </table:table-cell>
        </table:table-row>
        <table:table-row table:style-name="TableRow53"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  <table:table-cell table:style-name="TableCell56">
            <text:p text:style-name="TableContents"/>
          </table:table-cell>
          <table:table-cell table:style-name="TableCell57">
            <text:p text:style-name="TableContents"/>
          </table:table-cell>
        </table:table-row>
        <table:table-row table:style-name="TableRow58">
          <table:table-cell table:style-name="TableCell59">
            <text:p text:style-name="TableContents"/>
          </table:table-cell>
          <table:table-cell table:style-name="TableCell60">
            <text:p text:style-name="TableContents"/>
          </table:table-cell>
          <table:table-cell table:style-name="TableCell61">
            <text:p text:style-name="TableContents"/>
          </table:table-cell>
          <table:table-cell table:style-name="TableCell62">
            <text:p text:style-name="TableContents"/>
          </table:table-cell>
        </table:table-row>
        <table:table-row table:style-name="TableRow63">
          <table:table-cell table:style-name="TableCell64">
            <text:p text:style-name="TableContents"/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</table:table-row>
        <table:table-row table:style-name="TableRow68">
          <table:table-cell table:style-name="TableCell69">
            <text:p text:style-name="TableContents"/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/>
          </table:table-cell>
          <table:table-cell table:style-name="TableCell72">
            <text:p text:style-name="TableContents"/>
          </table:table-cell>
        </table:table-row>
        <table:table-row table:style-name="TableRow73">
          <table:table-cell table:style-name="TableCell74">
            <text:p text:style-name="TableContents"/>
          </table:table-cell>
          <table:table-cell table:style-name="TableCell75">
            <text:p text:style-name="TableContents"/>
          </table:table-cell>
          <table:table-cell table:style-name="TableCell76">
            <text:p text:style-name="TableContents"/>
          </table:table-cell>
          <table:table-cell table:style-name="TableCell77">
            <text:p text:style-name="TableContents"/>
          </table:table-cell>
        </table:table-row>
        <table:table-row table:style-name="TableRow78"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  <table:table-cell table:style-name="TableCell81">
            <text:p text:style-name="TableContents"/>
          </table:table-cell>
          <table:table-cell table:style-name="TableCell82">
            <text:p text:style-name="TableContents"/>
          </table:table-cell>
        </table:table-row>
        <table:table-row table:style-name="TableRow83">
          <table:table-cell table:style-name="TableCell84">
            <text:p text:style-name="TableContents"/>
          </table:table-cell>
          <table:table-cell table:style-name="TableCell85">
            <text:p text:style-name="TableContents"/>
          </table:table-cell>
          <table:table-cell table:style-name="TableCell86">
            <text:p text:style-name="TableContents"/>
          </table:table-cell>
          <table:table-cell table:style-name="TableCell87">
            <text:p text:style-name="TableContents"/>
          </table:table-cell>
        </table:table-row>
        <table:table-row table:style-name="TableRow88"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</table:table-row>
        <table:table-row table:style-name="TableRow93"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/>
          </table:table-cell>
          <table:table-cell table:style-name="TableCell97">
            <text:p text:style-name="TableContents"/>
          </table:table-cell>
        </table:table-row>
      </table:table>
      <text:p text:style-name="P98"/>
      <text:p text:style-name="P99"/>
      <text:p text:style-name="P100"/>
      <text:list text:style-name="WWNum1" text:continue-numbering="true">
        <text:list-item>
          <text:list>
            <text:list-item>
              <text:p text:style-name="P101">Algoritmoa</text:p>
            </text:list-item>
          </text:list>
        </text:list-item>
      </text:list>
      <text:p text:style-name="P102">Zenb1, zenb2, aux: integer;</text:p>
      <text:p text:style-name="P103"/>
      <text:p text:style-name="P104">Idatzi (“sartu 0 baino handiagoak<text:s/>diren<text:s/>bi<text:s/>zenbaki oso”);</text:p>
      <text:p text:style-name="P105">Irakurri (zenb1);</text:p>
      <text:p text:style-name="P106">Irakurri (zenb2);</text:p>
      <text:p text:style-name="P107"/>
      <text:p text:style-name="P108">aux &lt;— zenb2;</text:p>
      <text:p text:style-name="P109">Zenb1 &lt;— zenb2;</text:p>
      <text:p text:style-name="P110">Zenb2 &lt;— aux;</text:p>
      <text:p text:style-name="P111"/>
      <text:p text:style-name="P112">Idatzi (zenb1, “,”, zenb2);</text:p>
      <text:p text:style-name="P113"/>
      <text:soft-page-break/>
      <text:list text:style-name="WWNum1" text:continue-numbering="true">
        <text:list-item>
          <text:p text:style-name="P114">Ariketa</text:p>
        </text:list-item>
      </text:list>
      <text:p text:style-name="P115"/>
      <text:p text:style-name="Standard"><text:span text:style-name="T116"><text:s/></text:span><text:span text:style-name="T117">Ordenatu 2<text:s/></text:span><text:span text:style-name="T118">zenbaki:<text:s/></text:span><text:span text:style-name="T119">Erabiltzaileari eskatu 0 baino handiagoak diren 2 osoko balio. Gure helburua zenbaki horien artean handiena dena lehenengoz pantailaratzea, eta gero txikiena da. (Horretarako eredu bezala klasean aipatutako maximoa_kalkulatzeko algoritmoetako bat erabil dezakezue)</text:span></text:p>
      <text:p text:style-name="P120"/>
      <text:list text:style-name="WWNum1" text:continue-numbering="true">
        <text:list-item>
          <text:list>
            <text:list-item>
              <text:p text:style-name="P121">Espezifikazioa</text:p>
            </text:list-item>
          </text:list>
        </text:list-item>
      </text:list>
      <text:p text:style-name="P122">Enuntziatua anbiguoa al da?</text:p>
      <text:p text:style-name="P123"/>
      <text:p text:style-name="P124">Bete</text:p>
      <text:p text:style-name="P125">Sarrera: 2 balio.</text:p>
      <text:p text:style-name="P126">Aurre_baldintza: Bi zenbaki osokoak eta 0 baino handiagoak dira.</text:p>
      <text:p text:style-name="P127"/>
      <text:p text:style-name="P128">Irteera: 2 balio.</text:p>
      <text:p text:style-name="P129">Post_baldintza: Sartutako bi zenbakiren artean handiena dena lehenengoz pantailaratuko da, gero txikiena dena.</text:p>
      <text:p text:style-name="P130"/>
      <text:list text:style-name="WWNum2">
        <text:list-item text:start-value="1">
          <text:p text:style-name="P131"><text:span text:style-name="T132"><text:s/>Proba kasuak</text:span><text:span text:style-name="T133"><text:note text:note-class="footnote" text:id="_ftn1"><text:note-citation>2</text:note-citation><text:note-body><text:p text:style-name="Footnote"><text:s/>Taula honen lerro kopuruak ez du erlazio zuzenik proba-kasuen kopuruarekin</text:p></text:note-body></text:note></text:span></text:p>
        </text:list-item>
      </text:list>
      <text:p text:style-name="Standard"/>
      <text:p text:style-name="Standard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TableContents">Zenb1</text:p>
          </table:table-cell>
          <table:table-cell table:style-name="TableCell141">
            <text:p text:style-name="TableContents">Zenb2</text:p>
          </table:table-cell>
          <table:table-cell table:style-name="TableCell142">
            <text:p text:style-name="TableContents"/>
          </table:table-cell>
          <table:table-cell table:style-name="TableCell143">
            <text:p text:style-name="TableContents">Pantaila</text:p>
          </table:table-cell>
        </table:table-row>
        <table:table-row table:style-name="TableRow144">
          <table:table-cell table:style-name="TableCell145">
            <text:p text:style-name="TableContents">1</text:p>
          </table:table-cell>
          <table:table-cell table:style-name="TableCell146">
            <text:p text:style-name="TableContents">2</text:p>
          </table:table-cell>
          <table:table-cell table:style-name="TableCell147">
            <text:p text:style-name="TableContents"/>
          </table:table-cell>
          <table:table-cell table:style-name="TableCell148">
            <text:p text:style-name="TableContents">2,1</text:p>
          </table:table-cell>
        </table:table-row>
        <table:table-row table:style-name="TableRow149">
          <table:table-cell table:style-name="TableCell150">
            <text:p text:style-name="TableContents">2</text:p>
          </table:table-cell>
          <table:table-cell table:style-name="TableCell151">
            <text:p text:style-name="TableContents">2</text:p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>2,2</text:p>
          </table:table-cell>
        </table:table-row>
        <table:table-row table:style-name="TableRow154">
          <table:table-cell table:style-name="TableCell155">
            <text:p text:style-name="TableContents"/>
          </table:table-cell>
          <table:table-cell table:style-name="TableCell156">
            <text:p text:style-name="TableContents"/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</table:table-row>
        <table:table-row table:style-name="TableRow159">
          <table:table-cell table:style-name="TableCell160">
            <text:p text:style-name="TableContents"/>
          </table:table-cell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</table:table-row>
        <table:table-row table:style-name="TableRow164"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</table:table-row>
        <table:table-row table:style-name="TableRow169"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/>
          </table:table-cell>
        </table:table-row>
        <table:table-row table:style-name="TableRow174"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</table:table-row>
        <table:table-row table:style-name="TableRow179">
          <table:table-cell table:style-name="TableCell180">
            <text:p text:style-name="TableContents"/>
          </table:table-cell>
          <table:table-cell table:style-name="TableCell181">
            <text:p text:style-name="TableContents"/>
          </table:table-cell>
          <table:table-cell table:style-name="TableCell182">
            <text:p text:style-name="TableContents"/>
          </table:table-cell>
          <table:table-cell table:style-name="TableCell183">
            <text:p text:style-name="TableContents"/>
          </table:table-cell>
        </table:table-row>
        <table:table-row table:style-name="TableRow184">
          <table:table-cell table:style-name="TableCell185">
            <text:p text:style-name="TableContents"/>
          </table:table-cell>
          <table:table-cell table:style-name="TableCell186">
            <text:p text:style-name="TableContents"/>
          </table:table-cell>
          <table:table-cell table:style-name="TableCell187">
            <text:p text:style-name="TableContents"/>
          </table:table-cell>
          <table:table-cell table:style-name="TableCell188">
            <text:p text:style-name="TableContents"/>
          </table:table-cell>
        </table:table-row>
        <table:table-row table:style-name="TableRow189">
          <table:table-cell table:style-name="TableCell190">
            <text:p text:style-name="TableContents"/>
          </table:table-cell>
          <table:table-cell table:style-name="TableCell191">
            <text:p text:style-name="TableContents"/>
          </table:table-cell>
          <table:table-cell table:style-name="TableCell192">
            <text:p text:style-name="TableContents"/>
          </table:table-cell>
          <table:table-cell table:style-name="TableCell193">
            <text:p text:style-name="TableContents"/>
          </table:table-cell>
        </table:table-row>
        <table:table-row table:style-name="TableRow194">
          <table:table-cell table:style-name="TableCell195">
            <text:p text:style-name="TableContents"/>
          </table:table-cell>
          <table:table-cell table:style-name="TableCell196">
            <text:p text:style-name="TableContents"/>
          </table:table-cell>
          <table:table-cell table:style-name="TableCell197">
            <text:p text:style-name="TableContents"/>
          </table:table-cell>
          <table:table-cell table:style-name="TableCell198">
            <text:p text:style-name="TableContents"/>
          </table:table-cell>
        </table:table-row>
      </table:table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soft-page-break/>
      <text:list text:style-name="WWNum2" text:continue-numbering="true">
        <text:list-item>
          <text:p text:style-name="P210">Algoritmoa</text:p>
        </text:list-item>
      </text:list>
      <text:p text:style-name="P211"/>
      <text:p text:style-name="P212">Zenb1, zenb2, aux:<text:s/>integer;</text:p>
      <text:p text:style-name="P213"/>
      <text:p text:style-name="P214">Idatzi (“sartu 0 baino handiagoak<text:s/>diren<text:s/>bi<text:s/>zenbaki oso”);</text:p>
      <text:p text:style-name="P215">Irakurri (zenb1);</text:p>
      <text:p text:style-name="P216">Irakurri (zenb2);</text:p>
      <text:p text:style-name="P217"/>
      <text:p text:style-name="P218">Baldin (zenb1 &lt; zenb2) orduan</text:p>
      <text:p text:style-name="P219">Idatzi (zenb2, “,”, Zenb1);</text:p>
      <text:p text:style-name="P220"><text:tab/><text:tab/>Bestela</text:p>
      <text:p text:style-name="P221"><text:tab/><text:tab/><text:tab/>Idatzi (zenb1, “,”,<text:s/>zenb2);</text:p>
      <text:p text:style-name="P222"><text:tab/><text:tab/>Amaitu_baldin;</text:p>
      <text:p text:style-name="P223"/>
      <text:p text:style-name="P224"/>
      <text:p text:style-name="P225"/>
      <text:list text:style-name="WWNum2" text:continue-numbering="true">
        <text:list-item>
          <text:p text:style-name="P226">Ariketa</text:p>
        </text:list-item>
      </text:list>
      <text:p text:style-name="P227"/>
      <text:p text:style-name="P228"><text:span text:style-name="T229">Ordenatu 3 zenbaki:<text:s/></text:span><text:span text:style-name="T230">Erabiltzaileari eskatu 0 baino handiagoak diren 3 osoko balio. Gure helburua zenbaki horiek handienetik txikienerako ordenean pantailaratzea da.</text:span></text:p>
      <text:p text:style-name="P231"/>
      <text:list text:style-name="WWNum1">
        <text:list-item text:start-value="1">
          <text:list>
            <text:list-item text:start-value="1">
              <text:p text:style-name="P232">Espezifikazioa</text:p>
            </text:list-item>
          </text:list>
        </text:list-item>
      </text:list>
      <text:p text:style-name="P233">Enuntziatua anbiguoa al da?</text:p>
      <text:p text:style-name="P234"/>
      <text:p text:style-name="P235">Bete</text:p>
      <text:p text:style-name="P236">Sarrera: 3 balio.</text:p>
      <text:p text:style-name="P237">Aurre_baldintza: 3 zenbaki oso 0 baino handiagoak.</text:p>
      <text:p text:style-name="P238"/>
      <text:p text:style-name="P239">Irteera: 3 balio.</text:p>
      <text:p text:style-name="P240">Post_baldintza: Zenbakiak handienetik txikienera ordenean pantailaratu.</text:p>
      <text:p text:style-name="P241"/>
      <text:list text:style-name="WWNum1" text:continue-numbering="true">
        <text:list-item>
          <text:list>
            <text:list-item>
              <text:p text:style-name="P242"><text:span text:style-name="T243">Proba kasuak</text:span><text:span text:style-name="T244"><text:note text:note-class="footnote" text:id="_ftn2"><text:note-citation>3</text:note-citation><text:note-body><text:p text:style-name="Footnote"><text:s/>Taula honen lerro kopuruak ez du erlazio zuzenik proba-kasuen<text:s/>kopuruarekin</text:p></text:note-body></text:note></text:span></text:p>
            </text:list-item>
          </text:list>
        </text:list-item>
      </text:list>
      <text:p text:style-name="P245"/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TableContents">Zenb1</text:p>
          </table:table-cell>
          <table:table-cell table:style-name="TableCell254">
            <text:p text:style-name="TableContents">Zenb2</text:p>
          </table:table-cell>
          <table:table-cell table:style-name="TableCell255">
            <text:p text:style-name="TableContents">Zenb3</text:p>
          </table:table-cell>
          <table:table-cell table:style-name="TableCell256">
            <text:p text:style-name="TableContents"/>
          </table:table-cell>
          <table:table-cell table:style-name="TableCell257">
            <text:p text:style-name="TableContents">Pantaila</text:p>
          </table:table-cell>
        </table:table-row>
        <table:table-row table:style-name="TableRow258">
          <table:table-cell table:style-name="TableCell259">
            <text:p text:style-name="TableContents">1</text:p>
          </table:table-cell>
          <table:table-cell table:style-name="TableCell260">
            <text:p text:style-name="TableContents">2</text:p>
          </table:table-cell>
          <table:table-cell table:style-name="TableCell261">
            <text:p text:style-name="TableContents">3</text:p>
          </table:table-cell>
          <table:table-cell table:style-name="TableCell262">
            <text:p text:style-name="TableContents"/>
          </table:table-cell>
          <table:table-cell table:style-name="TableCell263">
            <text:p text:style-name="TableContents">3,2,1</text:p>
          </table:table-cell>
        </table:table-row>
        <table:table-row table:style-name="TableRow264">
          <table:table-cell table:style-name="TableCell265">
            <text:p text:style-name="TableContents">2</text:p>
          </table:table-cell>
          <table:table-cell table:style-name="TableCell266">
            <text:p text:style-name="TableContents">3</text:p>
          </table:table-cell>
          <table:table-cell table:style-name="TableCell267">
            <text:p text:style-name="TableContents">1</text:p>
          </table:table-cell>
          <table:table-cell table:style-name="TableCell268">
            <text:p text:style-name="TableContents"/>
          </table:table-cell>
          <table:table-cell table:style-name="TableCell269">
            <text:p text:style-name="TableContents">3,2,1</text:p>
          </table:table-cell>
        </table:table-row>
        <table:table-row table:style-name="TableRow270">
          <table:table-cell table:style-name="TableCell271">
            <text:p text:style-name="TableContents">3</text:p>
          </table:table-cell>
          <table:table-cell table:style-name="TableCell272">
            <text:p text:style-name="TableContents">3</text:p>
          </table:table-cell>
          <table:table-cell table:style-name="TableCell273">
            <text:p text:style-name="TableContents">3</text:p>
          </table:table-cell>
          <table:table-cell table:style-name="TableCell274">
            <text:p text:style-name="TableContents"/>
          </table:table-cell>
          <table:table-cell table:style-name="TableCell275">
            <text:p text:style-name="TableContents">3,3,3</text:p>
          </table:table-cell>
        </table:table-row>
        <table:table-row table:style-name="TableRow276">
          <table:table-cell table:style-name="TableCell277">
            <text:p text:style-name="TableContents"/>
          </table:table-cell>
          <table:table-cell table:style-name="TableCell278">
            <text:p text:style-name="TableContents"/>
          </table:table-cell>
          <table:table-cell table:style-name="TableCell279">
            <text:p text:style-name="TableContents"/>
          </table:table-cell>
          <table:table-cell table:style-name="TableCell280">
            <text:p text:style-name="TableContents"/>
          </table:table-cell>
          <table:table-cell table:style-name="TableCell281">
            <text:p text:style-name="TableContents"/>
          </table:table-cell>
        </table:table-row>
        <table:table-row table:style-name="TableRow282">
          <table:table-cell table:style-name="TableCell283">
            <text:p text:style-name="TableContents"/>
          </table:table-cell>
          <table:table-cell table:style-name="TableCell284">
            <text:p text:style-name="TableContents"/>
          </table:table-cell>
          <table:table-cell table:style-name="TableCell285">
            <text:p text:style-name="TableContents"/>
          </table:table-cell>
          <table:table-cell table:style-name="TableCell286">
            <text:p text:style-name="TableContents"/>
          </table:table-cell>
          <table:table-cell table:style-name="TableCell287">
            <text:p text:style-name="TableContents"/>
          </table:table-cell>
        </table:table-row>
        <table:table-row table:style-name="TableRow288">
          <table:table-cell table:style-name="TableCell289">
            <text:p text:style-name="TableContents"/>
          </table:table-cell>
          <table:table-cell table:style-name="TableCell290">
            <text:p text:style-name="TableContents"/>
          </table:table-cell>
          <table:table-cell table:style-name="TableCell291">
            <text:p text:style-name="TableContents"/>
          </table:table-cell>
          <table:table-cell table:style-name="TableCell292">
            <text:p text:style-name="TableContents"/>
          </table:table-cell>
          <table:table-cell table:style-name="TableCell293">
            <text:p text:style-name="TableContents"/>
          </table:table-cell>
        </table:table-row>
        <table:table-row table:style-name="TableRow294">
          <table:table-cell table:style-name="TableCell295">
            <text:p text:style-name="TableContents"/>
          </table:table-cell>
          <table:table-cell table:style-name="TableCell296">
            <text:p text:style-name="TableContents"/>
          </table:table-cell>
          <table:table-cell table:style-name="TableCell297">
            <text:p text:style-name="TableContents"/>
          </table:table-cell>
          <table:table-cell table:style-name="TableCell298">
            <text:p text:style-name="TableContents"/>
          </table:table-cell>
          <table:table-cell table:style-name="TableCell299">
            <text:p text:style-name="TableContents"/>
          </table:table-cell>
        </table:table-row>
        <table:table-row table:style-name="TableRow300">
          <table:table-cell table:style-name="TableCell301">
            <text:p text:style-name="TableContents"/>
          </table:table-cell>
          <table:table-cell table:style-name="TableCell302">
            <text:p text:style-name="TableContents"/>
          </table:table-cell>
          <table:table-cell table:style-name="TableCell303">
            <text:p text:style-name="TableContents"/>
          </table:table-cell>
          <table:table-cell table:style-name="TableCell304">
            <text:p text:style-name="TableContents"/>
          </table:table-cell>
          <table:table-cell table:style-name="TableCell305">
            <text:p text:style-name="TableContents"/>
          </table:table-cell>
        </table:table-row>
        <table:table-row table:style-name="TableRow306">
          <table:table-cell table:style-name="TableCell307">
            <text:p text:style-name="TableContents"/>
          </table:table-cell>
          <table:table-cell table:style-name="TableCell308">
            <text:p text:style-name="TableContents"/>
          </table:table-cell>
          <table:table-cell table:style-name="TableCell309">
            <text:p text:style-name="TableContents"/>
          </table:table-cell>
          <table:table-cell table:style-name="TableCell310">
            <text:p text:style-name="TableContents"/>
          </table:table-cell>
          <table:table-cell table:style-name="TableCell311">
            <text:p text:style-name="TableContents"/>
          </table:table-cell>
        </table:table-row>
        <table:table-row table:style-name="TableRow312">
          <table:table-cell table:style-name="TableCell313">
            <text:p text:style-name="TableContents"/>
          </table:table-cell>
          <table:table-cell table:style-name="TableCell314">
            <text:p text:style-name="TableContents"/>
          </table:table-cell>
          <table:table-cell table:style-name="TableCell315">
            <text:p text:style-name="TableContents"/>
          </table:table-cell>
          <table:table-cell table:style-name="TableCell316">
            <text:p text:style-name="TableContents"/>
          </table:table-cell>
          <table:table-cell table:style-name="TableCell317">
            <text:p text:style-name="TableContents"/>
          </table:table-cell>
        </table:table-row>
        <table:table-row table:style-name="TableRow318">
          <table:table-cell table:style-name="TableCell319">
            <text:p text:style-name="TableContents"/>
          </table:table-cell>
          <table:table-cell table:style-name="TableCell320">
            <text:p text:style-name="TableContents"/>
          </table:table-cell>
          <table:table-cell table:style-name="TableCell321">
            <text:p text:style-name="TableContents"/>
          </table:table-cell>
          <table:table-cell table:style-name="TableCell322">
            <text:p text:style-name="TableContents"/>
          </table:table-cell>
          <table:table-cell table:style-name="TableCell323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WWNum1" text:continue-numbering="true">
        <text:list-item>
          <text:p text:style-name="P324">Algoritmoa</text:p>
        </text:list-item>
      </text:list>
      <text:p text:style-name="P325">Zenb1, zenb2, zenb3, temp: integer;</text:p>
      <text:p text:style-name="P326"/>
      <text:p text:style-name="P327">Temp &lt;— 0;</text:p>
      <text:p text:style-name="P328"/>
      <text:p text:style-name="P329">Idatzi (“sartu 0 baino handiagoak<text:s/>diren<text:s/>hiru<text:s/>zenbaki oso”);</text:p>
      <text:p text:style-name="P330">Irakurri(zenb1);</text:p>
      <text:p text:style-name="P331">Irakurri(zenb2);</text:p>
      <text:p text:style-name="P332">Irakurri(zenb3);</text:p>
      <text:p text:style-name="P333"/>
      <text:p text:style-name="P334">Baldin (zenb1 &lt; zenb2) orduan</text:p>
      <text:p text:style-name="P335"><text:tab/>Temp &lt;— zenb1;</text:p>
      <text:p text:style-name="P336"><text:tab/>Zenb1 &lt;— zenb2;</text:p>
      <text:p text:style-name="P337"><text:tab/>Zenb2 &lt;— temp;</text:p>
      <text:p text:style-name="P338">Amaitu_baldin;</text:p>
      <text:p text:style-name="P339">Baldin (zenb1 &lt; zenb3) orduan</text:p>
      <text:p text:style-name="P340"><text:tab/>Temp &lt;— zenb1;</text:p>
      <text:p text:style-name="P341"><text:tab/>Zenb1 &lt;— zenb3;</text:p>
      <text:p text:style-name="P342"><text:tab/>Zenb3 &lt;— temp;</text:p>
      <text:p text:style-name="P343">Amaitu_baldin;</text:p>
      <text:p text:style-name="P344">Baldin (zenb2 &lt; zenb3) orduan</text:p>
      <text:p text:style-name="P345"><text:tab/>Temp &lt;— zenb2;</text:p>
      <text:p text:style-name="P346">Zenb2 &lt;— zenb3;</text:p>
      <text:p text:style-name="P347"><text:tab/>Zenb3 &lt;— temp;</text:p>
      <text:p text:style-name="P348">Amaitu_baldin;</text:p>
      <text:p text:style-name="P349">Idatzi (zenb1, “,”, zenb2, “,”, zenb3);</text:p>
      <text:p text:style-name="P350"/>
      <text:p text:style-name="P351"/>
      <text:p text:style-name="P352"/>
      <text:p text:style-name="P353"/>
      <text:p text:style-name="Piedepágin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Bookman, 'Bookman Old Style'" svg:font-family="Bookman, 'Bookman Old Style'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introtema" style:display-name="introtema" style:family="paragraph" style:parent-style-name="Standard">
      <style:paragraph-properties fo:border="0.0138in solid #000000" fo:padding-top="0.0833in" fo:padding-left="0.0555in" fo:padding-bottom="0.0833in" fo:padding-right="0.0555in" style:shadow="none" fo:margin-left="0.9847in" fo:margin-right="0.9847in" fo:text-indent="0.2756in" fo:background-color="#E6E6E6">
        <style:tab-stops/>
      </style:paragraph-properties>
      <style:text-properties style:font-name="Bookman, 'Bookman Old Style'" style:font-name-asian="Bookman, 'Bookman Old Style'" style:font-name-complex="Bookman, 'Bookman Old Style'" fo:font-size="10pt" style:font-size-asian="10pt" style:font-size-complex="10pt" fo:hyphenate="false"/>
    </style:style>
    <style:style style:name="Númerodepágina" style:display-name="Número de página" style:family="text" style:parent-style-name="Fuentedepárrafopredeter."/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Ref.denotaalpie" style:display-name="Ref. de nota al pie" style:family="text" style:parent-style-name="Fuentedepárrafopredeter.">
      <style:text-properties style:text-position="super 65%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083in" text:min-label-width="0.125in" text:list-level-position-and-space-mode="label-alignment">
          <style:list-level-label-alignment text:label-followed-by="listtab" fo:margin-left="1.7333in" fo:text-indent="-0.125in"/>
        </style:list-level-properties>
      </text:list-level-style-number>
      <text:list-level-style-number text:level="4" style:num-suffix="." style:num-format="1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083in" text:min-label-width="0.125in" text:list-level-position-and-space-mode="label-alignment">
          <style:list-level-label-alignment text:label-followed-by="listtab" fo:margin-left="3.2333in" fo:text-indent="-0.125in"/>
        </style:list-level-properties>
      </text:list-level-style-number>
      <text:list-level-style-number text:level="7" style:num-suffix="." style:num-format="1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083in" text:min-label-width="0.125in" text:list-level-position-and-space-mode="label-alignment">
          <style:list-level-label-alignment text:label-followed-by="listtab" fo:margin-left="4.7333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083in" text:min-label-width="0.125in" text:list-level-position-and-space-mode="label-alignment">
          <style:list-level-label-alignment text:label-followed-by="listtab" fo:margin-left="1.7333in" fo:text-indent="-0.125in"/>
        </style:list-level-properties>
      </text:list-level-style-number>
      <text:list-level-style-number text:level="4" style:num-suffix="." style:num-format="1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083in" text:min-label-width="0.125in" text:list-level-position-and-space-mode="label-alignment">
          <style:list-level-label-alignment text:label-followed-by="listtab" fo:margin-left="3.2333in" fo:text-indent="-0.125in"/>
        </style:list-level-properties>
      </text:list-level-style-number>
      <text:list-level-style-number text:level="7" style:num-suffix="." style:num-format="1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083in" text:min-label-width="0.125in" text:list-level-position-and-space-mode="label-alignment">
          <style:list-level-label-alignment text:label-followed-by="listtab" fo:margin-left="4.7333in" fo:text-indent="-0.125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229in" fo:margin-left="1.1812in" fo:margin-bottom="0.5in" fo:margin-right="0.7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in"/>
      </style:header-style>
      <style:footer-style>
        <style:header-footer-properties style:dynamic-spacing="true" fo:min-height="-0.2236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non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Imagen1" text:anchor-type="paragraph" svg:x="0.16614in" svg:y="0.03189in" svg:width="0.88622in" svg:height="0.63622in" style:rel-width="scale" style:rel-height="scale"><draw:image xlink:href="media/image1.jpeg" xlink:type="simple" xlink:show="embed" xlink:actuate="onLoad"/><svg:title/><svg:desc/></draw:frame><draw:frame draw:z-index="251660288" draw:style-name="a1" draw:name="Imagen2" text:anchor-type="paragraph" svg:x="4.96457in" svg:y="-0.0311in" svg:width="1.80197in" svg:height="0.54803in" style:rel-width="scale" style:rel-height="scale"><draw:image xlink:href="media/image2.wmf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SI</meta:initial-creator>
    <dc:creator>lucia del rio lizaso</dc:creator>
    <meta:creation-date>2023-09-18T13:46:00Z</meta:creation-date>
    <dc:date>2023-09-18T13:46:00Z</dc:date>
    <meta:print-date>2010-10-21T16:49:00Z</meta:print-date>
    <meta:template xlink:href="Normal" xlink:type="simple"/>
    <meta:editing-cycles>2</meta:editing-cycles>
    <meta:editing-duration>PT60S</meta:editing-duration>
    <meta:user-defined meta:name="AppVersion">12.0000</meta:user-defined>
    <meta:user-defined meta:name="Company">EUIT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6" meta:word-count="465" meta:character-count="3021" meta:row-count="21" meta:non-whitespace-character-count="2562"/>
  </office:meta>
</office:document-meta>
</file>